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5.1917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C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41in"/>
    </style:style>
    <style:style style:name="Table14.C" style:family="table-column">
      <style:table-column-properties style:column-width="5.1917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41in"/>
    </style:style>
    <style:style style:name="Table15.C" style:family="table-column">
      <style:table-column-properties style:column-width="5.1917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5.1917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C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41in"/>
    </style:style>
    <style:style style:name="Table14.C" style:family="table-column">
      <style:table-column-properties style:column-width="5.1917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41in"/>
    </style:style>
    <style:style style:name="Table15.C" style:family="table-column">
      <style:table-column-properties style:column-width="5.1917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start" style:justify-single-word="false"/>
    </style:style>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1"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margin-left="0.5in" fo:margin-right="0in" fo:text-indent="0in" style:auto-text-indent="false"/>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5" style:family="paragraph" style:parent-style-name="Standard">
      <style:paragraph-properties fo:text-align="start" style:justify-single-word="false"/>
    </style:style>
    <style:style style:name="P26" style:family="paragraph" style:parent-style-name="Standard">
      <style:paragraph-properties fo:margin-top="0in" fo:margin-bottom="0in" fo:text-align="center" style:justify-single-word="false"/>
    </style:style>
    <style:style style:name="P27"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5in" fo:margin-right="0in" fo:text-indent="0in" style:auto-text-indent="false"/>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Heading_20_1" style:master-page-name="First_20_Page">
      <style:paragraph-properties style:page-number="auto"/>
    </style:style>
    <style:style style:name="P31" style:family="paragraph" style:parent-style-name="Heading_20_2">
      <style:paragraph-properties fo:margin-left="0.5in" fo:margin-right="0in" fo:text-indent="0in" style:auto-text-indent="false"/>
    </style:style>
    <style:style style:name="P32" style:family="paragraph" style:parent-style-name="Heading_20_3">
      <style:paragraph-properties>
        <style:tab-stops>
          <style:tab-stop style:position="0.5146in"/>
        </style:tab-stops>
      </style:paragraph-properties>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35"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36"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40" style:family="paragraph" style:parent-style-name="Table_20_Contents">
      <style:paragraph-properties fo:margin-top="0in" fo:margin-bottom="0in" fo:text-align="start" style:justify-single-word="false"/>
    </style:style>
    <style:style style:name="P41" style:family="paragraph" style:parent-style-name="Table_20_Contents">
      <style:paragraph-properties fo:margin-top="0in" fo:margin-bottom="0in" fo:text-align="center" style:justify-single-word="false"/>
    </style:style>
    <style:style style:name="P42" style:family="paragraph" style:parent-style-name="Table_20_Heading">
      <style:paragraph-properties fo:margin-top="0in" fo:margin-bottom="0in"/>
    </style:style>
    <style:style style:name="P43" style:family="paragraph">
      <style:paragraph-properties style:writing-mode="lr-tb"/>
      <style:text-properties style:font-name="Times New Roman" fo:font-size="1pt"/>
    </style:style>
    <style:style style:name="P44"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 style:family="text">
      <style:text-properties style:use-window-font-color="true" loext:opacity="0%"/>
    </style:style>
    <style:style style:name="T3" style:family="text">
      <style:text-properties fo:font-style="italic" style:font-style-asian="italic" style:font-style-complex="italic"/>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6" style:family="text">
      <style:text-properties style:use-window-font-color="true" loext:opacity="0%"/>
    </style:style>
    <style:style style:name="T7" style:family="text">
      <style:text-properties fo:font-style="italic" style:font-style-asian="italic" style:font-style-complex="italic"/>
    </style:style>
    <style:style style:name="T8"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63262720" text:id="ct105553163262720">
          <text:insertion>
            <office:change-info>
              <dc:creator>Paul Willmott</dc:creator>
              <dc:date>2024-04-06T08:36:00</dc:date>
            </office:change-info>
          </text:insertion>
        </text:changed-region>
        <text:changed-region xml:id="ct105553163264832" text:id="ct105553163264832">
          <text:deletion>
            <office:change-info>
              <dc:creator>Paul Willmott</dc:creator>
              <dc:date>2024-04-06T08:39:00</dc:date>
            </office:change-info>
            <text:p text:style-name="Standard">This OpenLCB Standard defines the protocol for transporting </text:p>
          </text:deletion>
        </text:changed-region>
        <text:changed-region xml:id="ct105553163264640" text:id="ct105553163264640">
          <text:deletion>
            <office:change-info>
              <dc:creator>Paul Willmott</dc:creator>
              <dc:date>2024-04-04T09:32:00</dc:date>
            </office:change-info>
            <text:p text:style-name="Standard">OpenLCB</text:p>
          </text:deletion>
        </text:changed-region>
        <text:changed-region xml:id="ct105553163264448" text:id="ct105553163264448">
          <text:deletion>
            <office:change-info>
              <dc:creator>Paul Willmott</dc:creator>
              <dc:date>2024-04-06T08:39:00</dc:date>
            </office:change-info>
            <text:p text:style-name="Standard"><text:s/></text:p>
          </text:deletion>
        </text:changed-region>
        <text:changed-region xml:id="ct105553163264256" text:id="ct105553163264256">
          <text:deletion>
            <office:change-info>
              <dc:creator>Paul Willmott</dc:creator>
              <dc:date>2024-04-04T09:32:00</dc:date>
            </office:change-info>
            <text:p text:style-name="Standard">events</text:p>
          </text:deletion>
        </text:changed-region>
        <text:changed-region xml:id="ct105553163264064" text:id="ct105553163264064">
          <text:deletion>
            <office:change-info>
              <dc:creator>Paul Willmott</dc:creator>
              <dc:date>2024-04-06T08:39:00</dc:date>
            </office:change-info>
            <text:p text:style-name="Standard"><text:s/></text:p>
          </text:deletion>
        </text:changed-region>
        <text:changed-region xml:id="ct105553163263872" text:id="ct105553163263872">
          <text:deletion>
            <office:change-info>
              <dc:creator>Paul Willmott</dc:creator>
              <dc:date>2024-04-04T09:34:00</dc:date>
            </office:change-info>
            <text:p text:style-name="Standard">across</text:p>
          </text:deletion>
        </text:changed-region>
        <text:changed-region xml:id="ct105553163263296" text:id="ct105553163263296">
          <text:deletion>
            <office:change-info>
              <dc:creator>Paul Willmott</dc:creator>
              <dc:date>2024-04-06T08:39:00</dc:date>
            </office:change-info>
            <text:p text:style-name="Standard"><text:s/></text:p>
          </text:deletion>
        </text:changed-region>
        <text:changed-region xml:id="ct105553163263680" text:id="ct105553163263680">
          <text:deletion>
            <office:change-info>
              <dc:creator>Paul Willmott</dc:creator>
              <dc:date>2024-04-04T09:59:00</dc:date>
            </office:change-info>
            <text:p text:style-name="Standard"><text:span text:style-name="T1">the</text:span> </text:p>
          </text:deletion>
        </text:changed-region>
        <text:changed-region xml:id="ct105553163262912" text:id="ct105553163262912">
          <text:deletion>
            <office:change-info>
              <dc:creator>Paul Willmott</dc:creator>
              <dc:date>2024-04-06T08:39:00</dc:date>
            </office:change-info>
            <text:p text:style-name="Standard">OpenLCB </text:p>
          </text:deletion>
        </text:changed-region>
        <text:changed-region xml:id="ct105553163263488" text:id="ct105553163263488">
          <text:deletion>
            <office:change-info>
              <dc:creator>Paul Willmott</dc:creator>
              <dc:date>2024-04-04T09:59:00</dc:date>
            </office:change-info>
            <text:p text:style-name="Standard">network</text:p>
          </text:deletion>
        </text:changed-region>
        <text:changed-region xml:id="ct105553163263104" text:id="ct105553163263104">
          <text:deletion>
            <office:change-info>
              <dc:creator>Paul Willmott</dc:creator>
              <dc:date>2024-04-06T08:39:00</dc:date>
            </office:change-info>
            <text:p text:style-name="Standard">. </text:p>
          </text:deletion>
        </text:changed-region>
        <text:changed-region xml:id="ct105553163265024" text:id="ct105553163265024">
          <text:insertion>
            <office:change-info>
              <dc:creator>Paul Willmott</dc:creator>
              <dc:date>2024-04-04T09:53:00</dc:date>
            </office:change-info>
          </text:insertion>
        </text:changed-region>
        <text:changed-region xml:id="ct105553163265216" text:id="ct105553163265216">
          <text:insertion>
            <office:change-info>
              <dc:creator>Paul Willmott</dc:creator>
              <dc:date>2024-04-04T09:54:00</dc:date>
            </office:change-info>
          </text:insertion>
        </text:changed-region>
        <text:changed-region xml:id="ct105553163265408" text:id="ct105553163265408">
          <text:insertion>
            <office:change-info>
              <dc:creator>Paul Willmott</dc:creator>
              <dc:date>2024-04-06T08:41:00</dc:date>
            </office:change-info>
          </text:insertion>
        </text:changed-region>
        <text:changed-region xml:id="ct105553163266368" text:id="ct105553163266368">
          <text:insertion>
            <office:change-info>
              <dc:creator>Paul Willmott</dc:creator>
              <dc:date>2024-04-06T09:14:00</dc:date>
            </office:change-info>
          </text:insertion>
        </text:changed-region>
        <text:changed-region xml:id="ct105553163265984" text:id="ct105553163265984">
          <text:insertion>
            <office:change-info>
              <dc:creator>Paul Willmott</dc:creator>
              <dc:date>2024-04-06T09:10:00</dc:date>
            </office:change-info>
          </text:insertion>
        </text:changed-region>
        <text:changed-region xml:id="ct105553163266176" text:id="ct105553163266176">
          <text:insertion>
            <office:change-info>
              <dc:creator>Paul Willmott</dc:creator>
              <dc:date>2024-04-06T09:24:00</dc:date>
            </office:change-info>
          </text:insertion>
        </text:changed-region>
        <text:changed-region xml:id="ct105553163265600" text:id="ct105553163265600">
          <text:insertion>
            <office:change-info>
              <dc:creator>Paul Willmott</dc:creator>
              <dc:date>2024-04-06T09:11:00</dc:date>
            </office:change-info>
          </text:insertion>
        </text:changed-region>
        <text:changed-region xml:id="ct105553163265792" text:id="ct105553163265792">
          <text:insertion>
            <office:change-info>
              <dc:creator>Paul Willmott</dc:creator>
              <dc:date>2024-04-06T09:14:00</dc:date>
            </office:change-info>
          </text:insertion>
        </text:changed-region>
        <text:changed-region xml:id="ct105553163266560" text:id="ct105553163266560">
          <text:insertion>
            <office:change-info>
              <dc:creator>Paul Willmott</dc:creator>
              <dc:date>2024-04-06T09:15:00</dc:date>
            </office:change-info>
          </text:insertion>
        </text:changed-region>
        <text:changed-region xml:id="ct105553163266752" text:id="ct105553163266752">
          <text:insertion>
            <office:change-info>
              <dc:creator>Paul Willmott</dc:creator>
              <dc:date>2024-04-06T09:16:00</dc:date>
            </office:change-info>
          </text:insertion>
        </text:changed-region>
        <text:changed-region xml:id="ct105553163266944" text:id="ct105553163266944">
          <text:insertion>
            <office:change-info>
              <dc:creator>Paul Willmott</dc:creator>
              <dc:date>2024-04-06T09:17:00</dc:date>
            </office:change-info>
          </text:insertion>
        </text:changed-region>
        <text:changed-region xml:id="ct105553163267136" text:id="ct105553163267136">
          <text:insertion>
            <office:change-info>
              <dc:creator>Paul Willmott</dc:creator>
              <dc:date>2024-04-07T07:48:00</dc:date>
            </office:change-info>
          </text:insertion>
        </text:changed-region>
        <text:changed-region xml:id="ct105553163267712" text:id="ct105553163267712">
          <text:insertion>
            <office:change-info>
              <dc:creator>Paul Willmott</dc:creator>
              <dc:date>2024-04-06T09:48:00</dc:date>
            </office:change-info>
          </text:insertion>
        </text:changed-region>
        <text:changed-region xml:id="ct105553163267520" text:id="ct105553163267520">
          <text:deletion>
            <office:change-info>
              <dc:creator>Paul Willmott</dc:creator>
              <dc:date>2024-04-06T09:48:00</dc:date>
            </office:change-info>
            <text:h text:style-name="Heading_20_2" text:outline-level="2">Intended Use (Informative)</text:h>
          </text:deletion>
        </text:changed-region>
        <text:changed-region xml:id="ct105553163267328" text:id="ct105553163267328">
          <text:insertion>
            <office:change-info>
              <dc:creator>Paul Willmott</dc:creator>
              <dc:date>2024-04-06T09:50:00</dc:date>
            </office:change-info>
          </text:insertion>
        </text:changed-region>
        <text:changed-region xml:id="ct105553163268480" text:id="ct105553163268480">
          <text:deletion>
            <office:change-info>
              <dc:creator>Paul Willmott</dc:creator>
              <dc:date>2024-04-04T10:21:00</dc:date>
            </office:change-info>
            <text:p text:style-name="Standard">This document defines that interaction between producers and consumers in terms of OpenLCB messages.</text:p>
            <text:p text:style-name="Standard">In addition, the Event ID can be accompanied by one or byes of payload whose content is defined by other OpenLCB documents. 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p>
          </text:deletion>
        </text:changed-region>
        <text:changed-region xml:id="ct105553163267904" text:id="ct105553163267904">
          <text:deletion>
            <office:change-info>
              <dc:creator>Paul Willmott</dc:creator>
              <dc:date>2024-04-06T09:33:00</dc:date>
            </office:change-info>
            <text:p text:style-name="Standard">This document describes the required message formats for </text:p>
          </text:deletion>
        </text:changed-region>
        <text:changed-region xml:id="ct105553163268096" text:id="ct105553163268096">
          <text:deletion>
            <office:change-info>
              <dc:creator>Paul Willmott</dc:creator>
              <dc:date>2024-04-04T10:21:00</dc:date>
            </office:change-info>
            <text:p text:style-name="Standard">event</text:p>
          </text:deletion>
        </text:changed-region>
        <text:changed-region xml:id="ct105553163268288" text:id="ct105553163268288">
          <text:deletion>
            <office:change-info>
              <dc:creator>Paul Willmott</dc:creator>
              <dc:date>2024-04-06T09:33:00</dc:date>
            </office:change-info>
            <text:p text:style-name="Standard"><text:s/>transport.</text:p>
          </text:deletion>
        </text:changed-region>
        <text:changed-region xml:id="ct105553163268672" text:id="ct105553163268672">
          <text:deletion>
            <office:change-info>
              <dc:creator>Paul Willmott</dc:creator>
              <dc:date>2024-04-04T10:22:00</dc:date>
            </office:change-info>
            <text:p text:style-name="Standard"><text:span text:style-name="T2">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deletion>
        </text:changed-region>
        <text:changed-region xml:id="ct105553163268864" text:id="ct105553163268864">
          <text:insertion>
            <office:change-info>
              <dc:creator>Paul Willmott</dc:creator>
              <dc:date>2024-04-06T09:52:00</dc:date>
            </office:change-info>
          </text:insertion>
        </text:changed-region>
        <text:changed-region xml:id="ct105553163269056" text:id="ct105553163269056">
          <text:insertion>
            <office:change-info>
              <dc:creator>Paul Willmott</dc:creator>
              <dc:date>2024-04-06T09:53:00</dc:date>
            </office:change-info>
          </text:insertion>
        </text:changed-region>
        <text:changed-region xml:id="ct105553163269248" text:id="ct105553163269248">
          <text:insertion>
            <office:change-info>
              <dc:creator>Paul Willmott</dc:creator>
              <dc:date>2024-04-06T09:54:00</dc:date>
            </office:change-info>
          </text:insertion>
        </text:changed-region>
        <text:changed-region xml:id="ct105553163269824" text:id="ct105553163269824">
          <text:insertion>
            <office:change-info>
              <dc:creator>Paul Willmott</dc:creator>
              <dc:date>2024-04-06T09:59:00</dc:date>
            </office:change-info>
          </text:insertion>
        </text:changed-region>
        <text:changed-region xml:id="ct105553163269440" text:id="ct105553163269440">
          <text:insertion>
            <office:change-info>
              <dc:creator>Paul Willmott</dc:creator>
              <dc:date>2024-04-06T10:00:00</dc:date>
            </office:change-info>
          </text:insertion>
        </text:changed-region>
        <text:changed-region xml:id="ct105553163270208" text:id="ct105553163270208">
          <text:insertion>
            <office:change-info>
              <dc:creator>Paul Willmott</dc:creator>
              <dc:date>2024-04-06T10:02:00</dc:date>
            </office:change-info>
          </text:insertion>
        </text:changed-region>
        <text:changed-region xml:id="ct105553163269632" text:id="ct105553163269632">
          <text:insertion>
            <office:change-info>
              <dc:creator>Paul Willmott</dc:creator>
              <dc:date>2024-04-06T10:18:00</dc:date>
            </office:change-info>
          </text:insertion>
        </text:changed-region>
        <text:changed-region xml:id="ct105553163270016" text:id="ct105553163270016">
          <text:insertion>
            <office:change-info>
              <dc:creator>Paul Willmott</dc:creator>
              <dc:date>2024-04-06T10:20:00</dc:date>
            </office:change-info>
          </text:insertion>
        </text:changed-region>
        <text:changed-region xml:id="ct105553162837504" text:id="ct105553162837504">
          <text:insertion>
            <office:change-info>
              <dc:creator>Paul Willmott</dc:creator>
              <dc:date>2024-04-10T10:40:00</dc:date>
            </office:change-info>
          </text:insertion>
        </text:changed-region>
        <text:changed-region xml:id="ct105553162837312" text:id="ct105553162837312">
          <text:insertion>
            <office:change-info>
              <dc:creator>Paul Willmott</dc:creator>
              <dc:date>2024-04-06T10:20:00</dc:date>
            </office:change-info>
          </text:insertion>
        </text:changed-region>
        <text:changed-region xml:id="ct105553163271168" text:id="ct105553163271168">
          <text:insertion>
            <office:change-info>
              <dc:creator>Paul Willmott</dc:creator>
              <dc:date>2024-04-06T14:19:00</dc:date>
            </office:change-info>
          </text:insertion>
        </text:changed-region>
        <text:changed-region xml:id="ct105553163270784" text:id="ct105553163270784">
          <text:insertion>
            <office:change-info>
              <dc:creator>Paul Willmott</dc:creator>
              <dc:date>2024-04-06T11:18:00</dc:date>
            </office:change-info>
          </text:insertion>
        </text:changed-region>
        <text:changed-region xml:id="ct105553163270976" text:id="ct105553163270976">
          <text:insertion>
            <office:change-info>
              <dc:creator>Paul Willmott</dc:creator>
              <dc:date>2024-04-06T14:26:00</dc:date>
            </office:change-info>
          </text:insertion>
        </text:changed-region>
        <text:changed-region xml:id="ct105553163270400" text:id="ct105553163270400">
          <text:insertion>
            <office:change-info>
              <dc:creator>Paul Willmott</dc:creator>
              <dc:date>2024-04-06T14:27:00</dc:date>
            </office:change-info>
          </text:insertion>
        </text:changed-region>
        <text:changed-region xml:id="ct105553163270592" text:id="ct105553163270592">
          <text:insertion>
            <office:change-info>
              <dc:creator>Paul Willmott</dc:creator>
              <dc:date>2024-04-06T14:28:00</dc:date>
            </office:change-info>
          </text:insertion>
        </text:changed-region>
        <text:changed-region xml:id="ct105553153957952" text:id="ct105553153957952">
          <text:insertion>
            <office:change-info>
              <dc:creator>Paul Willmott</dc:creator>
              <dc:date>2024-04-10T12:43:00</dc:date>
            </office:change-info>
          </text:insertion>
        </text:changed-region>
        <text:changed-region xml:id="ct105553163271552" text:id="ct105553163271552">
          <text:insertion>
            <office:change-info>
              <dc:creator>Paul Willmott</dc:creator>
              <dc:date>2024-04-06T14:29:00</dc:date>
            </office:change-info>
          </text:insertion>
        </text:changed-region>
        <text:changed-region xml:id="ct105553163271744" text:id="ct105553163271744">
          <text:insertion>
            <office:change-info>
              <dc:creator>Paul Willmott</dc:creator>
              <dc:date>2024-04-06T14:30:00</dc:date>
            </office:change-info>
          </text:insertion>
        </text:changed-region>
        <text:changed-region xml:id="ct105553163271936" text:id="ct105553163271936">
          <text:insertion>
            <office:change-info>
              <dc:creator>Paul Willmott</dc:creator>
              <dc:date>2024-04-06T14:31:00</dc:date>
            </office:change-info>
          </text:insertion>
        </text:changed-region>
        <text:changed-region xml:id="ct105553163239424" text:id="ct105553163239424">
          <text:insertion>
            <office:change-info>
              <dc:creator>Paul Willmott</dc:creator>
              <dc:date>2024-04-06T14:32:00</dc:date>
            </office:change-info>
          </text:insertion>
        </text:changed-region>
        <text:changed-region xml:id="ct105553153695424" text:id="ct105553153695424">
          <text:insertion>
            <office:change-info>
              <dc:creator>Paul Willmott</dc:creator>
              <dc:date>2024-04-10T12:31:00</dc:date>
            </office:change-info>
          </text:insertion>
        </text:changed-region>
        <text:changed-region xml:id="ct105553162596736" text:id="ct105553162596736">
          <text:insertion>
            <office:change-info>
              <dc:creator>Paul Willmott</dc:creator>
              <dc:date>2024-04-10T12:45:00</dc:date>
            </office:change-info>
          </text:insertion>
        </text:changed-region>
        <text:changed-region xml:id="ct105553163232832" text:id="ct105553163232832">
          <text:insertion>
            <office:change-info>
              <dc:creator>Paul Willmott</dc:creator>
              <dc:date>2024-04-06T10:41:00</dc:date>
            </office:change-info>
          </text:insertion>
        </text:changed-region>
        <text:changed-region xml:id="ct105553163225152" text:id="ct105553163225152">
          <text:insertion>
            <office:change-info>
              <dc:creator>Paul Willmott</dc:creator>
              <dc:date>2024-04-06T14:46:00</dc:date>
            </office:change-info>
          </text:insertion>
        </text:changed-region>
        <text:changed-region xml:id="ct105553163214720" text:id="ct105553163214720">
          <text:insertion>
            <office:change-info>
              <dc:creator>Paul Willmott</dc:creator>
              <dc:date>2024-04-06T10:32:00</dc:date>
            </office:change-info>
          </text:insertion>
        </text:changed-region>
        <text:changed-region xml:id="ct105553163222400" text:id="ct105553163222400">
          <text:insertion>
            <office:change-info>
              <dc:creator>Paul Willmott</dc:creator>
              <dc:date>2024-04-06T10:21:00</dc:date>
            </office:change-info>
          </text:insertion>
        </text:changed-region>
        <text:changed-region xml:id="ct105553163213952" text:id="ct105553163213952">
          <text:insertion>
            <office:change-info>
              <dc:creator>Paul Willmott</dc:creator>
              <dc:date>2024-04-06T11:58:00</dc:date>
            </office:change-info>
          </text:insertion>
        </text:changed-region>
        <text:changed-region xml:id="ct105553163217984" text:id="ct105553163217984">
          <text:insertion>
            <office:change-info>
              <dc:creator>Paul Willmott</dc:creator>
              <dc:date>2024-04-06T13:58:00</dc:date>
            </office:change-info>
          </text:insertion>
        </text:changed-region>
        <text:changed-region xml:id="ct105553163368512" text:id="ct105553163368512">
          <text:deletion>
            <office:change-info>
              <dc:creator>Paul Willmott</dc:creator>
              <dc:date>2024-04-06T14:01:00</dc:date>
            </office:change-info>
            <text:p text:style-name="P1"><text:span text:style-name="T3"/></text:p>
            <text:h text:style-name="Heading_20_1" text:outline-level="1">References and Context (Normative)</text:h>
            <text:p text:style-name="P1"><text:span text:style-name="T3">This standard is in the context of the following OpenLCB Standards:</text:span></text:p>
          </text:deletion>
        </text:changed-region>
        <text:changed-region xml:id="ct105553163386432" text:id="ct105553163386432">
          <text:deletion>
            <office:change-info>
              <dc:creator>Paul Willmott</dc:creator>
              <dc:date>2024-04-04T10:26:00</dc:date>
            </office:change-info>
            <text:p text:style-name="P1"><text:span text:style-name="T3"/></text:p>
            <text:p text:style-name="P1"><text:span text:style-name="T3"/></text:p>
          </text:deletion>
        </text:changed-region>
        <text:changed-region xml:id="ct105553163222208" text:id="ct105553163222208">
          <text:deletion>
            <office:change-info>
              <dc:creator>Paul Willmott</dc:creator>
              <dc:date>2024-04-06T14:01:00</dc:date>
            </office:change-info>
            <text:p text:style-name="P1"><text:span text:style-name="T3">The OpenLCB Message Network Standard, which defines the basic messages and how they interact. </text:span></text:p>
          </text:deletion>
        </text:changed-region>
        <text:changed-region xml:id="ct105553163219136" text:id="ct105553163219136">
          <text:deletion>
            <office:change-info>
              <dc:creator>Paul Willmott</dc:creator>
              <dc:date>2024-04-04T10:49:00</dc:date>
            </office:change-info>
            <text:p text:style-name="P1"><text:span text:style-name="T3">Higher-level protocols are based on this message network, but are defined elsewhere. The Message Network Standard defines the Initialized node state which is referenced here.</text:span></text:p>
          </text:deletion>
        </text:changed-region>
        <text:changed-region xml:id="ct105553163220288" text:id="ct105553163220288">
          <text:deletion>
            <office:change-info>
              <dc:creator>Paul Willmott</dc:creator>
              <dc:date>2024-04-06T14:01:00</dc:date>
            </office:change-info>
            <text:p text:style-name="P1"><text:span text:style-name="T3"/></text:p>
            <text:p text:style-name="P1"><text:span text:style-name="T3">The OpenLCB Event Identifiers Standard, which defines the format and content of <text:s/>Event IDs including the class of Well-Known Event IDs and Automatically-Routed Event Is.</text:span></text:p>
          </text:deletion>
        </text:changed-region>
        <text:changed-region xml:id="ct105553163215488" text:id="ct105553163215488">
          <text:deletion>
            <office:change-info>
              <dc:creator>Paul Willmott</dc:creator>
              <dc:date>2024-04-04T10:25:00</dc:date>
            </office:change-info>
            <text:p text:style-name="P1"><text:span text:style-name="T3"/></text:p>
            <text:p text:style-name="P1"><text:span text:style-name="T3">The OpenLCB CAN Frame Transport Standard, which defines the formats for transporting OpenLCB messages over CAN networks.</text:span></text:p>
          </text:deletion>
        </text:changed-region>
        <text:changed-region xml:id="ct105553163220480" text:id="ct105553163220480">
          <text:deletion>
            <office:change-info>
              <dc:creator>Paul Willmott</dc:creator>
              <dc:date>2024-04-06T14:01:00</dc:date>
            </office:change-info>
            <text:p text:style-name="P1"><text:span text:style-name="T3"/></text:p>
            <text:p text:style-name="P1"><text:span text:style-name="T3"/></text:p>
          </text:deletion>
        </text:changed-region>
        <text:changed-region xml:id="ct105553163221248" text:id="ct105553163221248">
          <text:deletion>
            <office:change-info>
              <dc:creator>Paul Willmott</dc:creator>
              <dc:date>2024-04-04T10:38:00</dc:date>
            </office:change-info>
            <text:p text:style-name="P1"><text:span text:style-name="T3">Message Formats (Normative)</text:span></text:p>
          </text:deletion>
        </text:changed-region>
        <text:changed-region xml:id="ct105553163221632" text:id="ct105553163221632">
          <text:deletion>
            <office:change-info>
              <dc:creator>Paul Willmott</dc:creator>
              <dc:date>2024-04-04T11:03:00</dc:date>
            </office:change-info>
            <text:p text:style-name="P1"><text:span text:style-name="T3"/></text:p>
            <text:p text:style-name="P2"><text:span text:style-name="T3"/></text:p>
          </text:deletion>
        </text:changed-region>
        <text:changed-region xml:id="ct105553163221440" text:id="ct105553163221440">
          <text:deletion>
            <office:change-info>
              <dc:creator>Paul Willmott</dc:creator>
              <dc:date>2024-04-04T10:59:00</dc:date>
            </office:change-info>
            <text:p text:style-name="P2">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1">Event ID</text:span> Range” in the Data Content field refers to a range of <text:span text:style-name="T1">Event ID</text:span> values specified through a compare-under-mask operation. <text:s/>The low bit of the field defines the sign of the mask: a '1'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P1"><text:span text:style-name="T3"><text:tab/>inRange = ( (E AND NOT mask) EQUALS (R AND NOT mask) )</text:span></text:p>
          </text:deletion>
        </text:changed-region>
        <text:changed-region xml:id="ct105553163362368" text:id="ct105553163362368">
          <text:insertion>
            <office:change-info>
              <dc:creator>Paul Willmott</dc:creator>
              <dc:date>2024-04-07T07:51:00</dc:date>
            </office:change-info>
          </text:insertion>
        </text:changed-region>
        <text:changed-region xml:id="ct105553163321728" text:id="ct105553163321728">
          <text:deletion>
            <office:change-info>
              <dc:creator>Paul Willmott</dc:creator>
              <dc:date>2024-04-04T11:04:00</dc:date>
            </office:change-info>
            <text:p text:style-name="Standard">Producer/Consumer Event Report (PCER)</text:p>
          </text:deletion>
        </text:changed-region>
        <text:changed-region xml:id="ct105553163323648" text:id="ct105553163323648">
          <text:deletion>
            <office:change-info>
              <dc:creator>Paul Willmott</dc:creator>
              <dc:date>2024-04-07T07:41:00</dc:date>
            </office:change-info>
            <text:p text:style-name="Standard"/>
            <text:p text:style-name="Standard">On receipt of this command the LocoNet Gateway node shall verify that the message is a Valid LocoNet Message. If verification fails then LocoNet Gateway node shall reply with a Datagram Rejected message with an error code of 0x1080 – Permanent Error Invalid Arguments. If the LocoNet Gateway is able to immediately send, and optionally verify that such send was successful, then the LocoNet Gateway node shall reply with a Datagram Received OK message with the Reply Pending bit cleared. If the LocoNet Gateway is not able to immediately send and it implements an output buffer queue then the message and the sender's node ID shall be placed at the end of the queue and then reply to the sender node with a Datagram Received OK message with the Reply Pending bit set. The LocoNet Gateway may, but is not required to, include a specific timeout interval in the Datagram Received OK message. If the LocoNet Gateway is not able to immediately send and it does not implement an output buffer queue then it shall reply to the sender node with a Datagram Rejected message with an error code 0x2020 – Temporary Error Buffer Unavailable.</text:p>
            <text:p text:style-name="Standard">When a LocoNet Gateway implements an output queue buffer and it becomes ready to send again after completing sending the previous message it shall send the first message in the output queue buffer to the LocoNet segment. If the LocoNet Gateway does not implement LocoNet collision detection then the LocoNet Gateway node shall reply to the sender node with a Send LocoNet Message Reply datagram. If it does implement LocoNet collision detection then when it determines that the message has been successfully sent the LocoNet Gateway shall reply to the sender node with a Send LocoNet Message Reply datagram. If a LocoNet collision was detected the LocoNet Gateway shall reply to the sender node with a Send LocoNet Message Reply Failure with an error code of 0x2010 – Temporary Error Timeout.</text:p>
            <text:h text:style-name="Heading_20_2" text:outline-level="2">Send LocoNet Message First Part Command</text:h>
            <table:table table:name="Table12" table:style-name="Table12">
              <table:table-column table:style-name="Table12.A"/>
              <table:table-column table:style-name="Table12.B"/>
              <table:table-column table:style-name="Table12.C"/>
              <table:table-row>
                <table:table-cell table:style-name="Table12.A1" office:value-type="string">
                  <text:p text:style-name="P37">Byte 0</text:p>
                </table:table-cell>
                <table:table-cell table:style-name="Table12.A1" office:value-type="string">
                  <text:p text:style-name="P37">Byte 1</text:p>
                </table:table-cell>
                <table:table-cell table:style-name="Table12.C1" office:value-type="string">
                  <text:p text:style-name="P37">Remaining Bytes</text:p>
                </table:table-cell>
              </table:table-row>
              <table:table-row>
                <table:table-cell table:style-name="Table12.A2" office:value-type="string">
                  <text:p text:style-name="P38">0x30</text:p>
                </table:table-cell>
                <table:table-cell table:style-name="Table12.A2" office:value-type="string">
                  <text:p text:style-name="P38">0x01</text:p>
                </table:table-cell>
                <table:table-cell table:style-name="Table12.C2" office:value-type="string">
                  <text:p text:style-name="P38">First 70 bytes of the LocoNet message</text:p>
                </table:table-cell>
              </table:table-row>
            </table:table>
            <text:p text:style-name="Standard"/>
            <text:p text:style-name="Standard">On receiving this datagram the LocoNet Gateway buffers the first part of the LocoNet message and replies to the sender node with a Datagram Received OK message with the Reply Pending bit cleared.</text:p>
            <text:h text:style-name="Heading_20_2" text:outline-level="2">Send LocoNet Message Final Part Command</text:h>
            <table:table table:name="Table13" table:style-name="Table13">
              <table:table-column table:style-name="Table13.A"/>
              <table:table-column table:style-name="Table13.B"/>
              <table:table-column table:style-name="Table13.C"/>
              <table:table-row>
                <table:table-cell table:style-name="Table13.A1" office:value-type="string">
                  <text:p text:style-name="P37">Byte 0</text:p>
                </table:table-cell>
                <table:table-cell table:style-name="Table13.A1" office:value-type="string">
                  <text:p text:style-name="P37">Byte 1</text:p>
                </table:table-cell>
                <table:table-cell table:style-name="Table13.C1" office:value-type="string">
                  <text:p text:style-name="P37">Remaining Bytes</text:p>
                </table:table-cell>
              </table:table-row>
              <table:table-row>
                <table:table-cell table:style-name="Table13.A2" office:value-type="string">
                  <text:p text:style-name="P38">0x30</text:p>
                </table:table-cell>
                <table:table-cell table:style-name="Table13.A2" office:value-type="string">
                  <text:p text:style-name="P38">0x02</text:p>
                </table:table-cell>
                <table:table-cell table:style-name="Table13.C2" office:value-type="string">
                  <text:p text:style-name="P38">Remaining bytes of the LocoNet message (1 – 57 bytes)</text:p>
                </table:table-cell>
              </table:table-row>
            </table:table>
            <text:p text:style-name="Standard"/>
            <text:p text:style-name="Standard">On receiving this datagram the LocoNet Gateway combines the remaining bytes with the buffered first part of the LocoNet message and continues processing in the same way as the Send LocoNet Message Complete In Datagram Command above.</text:p>
            <text:p text:style-name="Standard"/>
            <text:h text:style-name="Heading_20_2" text:outline-level="2">Send LocoNet Message Reply</text:h>
            <table:table table:name="Table14" table:style-name="Table14">
              <table:table-column table:style-name="Table14.A"/>
              <table:table-column table:style-name="Table14.B"/>
              <table:table-column table:style-name="Table14.C"/>
              <table:table-row>
                <table:table-cell table:style-name="Table14.A1" office:value-type="string">
                  <text:p text:style-name="P37">Byte 0</text:p>
                </table:table-cell>
                <table:table-cell table:style-name="Table14.A1" office:value-type="string">
                  <text:p text:style-name="P37">Byte 1</text:p>
                </table:table-cell>
                <table:table-cell table:style-name="Table14.C1" office:value-type="string">
                  <text:p text:style-name="P37">Remaining Bytes</text:p>
                </table:table-cell>
              </table:table-row>
              <table:table-row>
                <table:table-cell table:style-name="Table14.A2" office:value-type="string">
                  <text:p text:style-name="P38">0x30</text:p>
                </table:table-cell>
                <table:table-cell table:style-name="Table14.A2" office:value-type="string">
                  <text:p text:style-name="P38">0x10</text:p>
                </table:table-cell>
                <table:table-cell table:style-name="Table14.C2" office:value-type="string">
                  <text:p text:style-name="P38"/>
                </table:table-cell>
              </table:table-row>
            </table:table>
            <text:p text:style-name="Standard"/>
            <text:h text:style-name="Heading_20_2" text:outline-level="2">Send LocoNet Message Reply Failure</text:h>
            <table:table table:name="Table15" table:style-name="Table15">
              <table:table-column table:style-name="Table15.A"/>
              <table:table-column table:style-name="Table15.B"/>
              <table:table-column table:style-name="Table15.C"/>
              <table:table-row>
                <table:table-cell table:style-name="Table15.A1" office:value-type="string">
                  <text:p text:style-name="P37">Byte 0</text:p>
                </table:table-cell>
                <table:table-cell table:style-name="Table15.A1" office:value-type="string">
                  <text:p text:style-name="P37">Byte 1</text:p>
                </table:table-cell>
                <table:table-cell table:style-name="Table15.C1" office:value-type="string">
                  <text:p text:style-name="P37">Remaining Bytes</text:p>
                </table:table-cell>
              </table:table-row>
              <table:table-row>
                <table:table-cell table:style-name="Table15.A2" office:value-type="string">
                  <text:p text:style-name="P38">0x30</text:p>
                </table:table-cell>
                <table:table-cell table:style-name="Table15.A2" office:value-type="string">
                  <text:p text:style-name="P38">0x18</text:p>
                </table:table-cell>
                <table:table-cell table:style-name="Table15.C2" office:value-type="string">
                  <text:p text:style-name="P38">Error Code (two bytes)</text:p>
                </table:table-cell>
              </table:table-row>
            </table:table>
            <text:p text:style-name="Standard"/>
            <text:p text:style-name="Standard"/>
            <text:p text:style-name="Standard"/>
          </text:deletion>
        </text:changed-region>
        <text:changed-region xml:id="ct105553163226112" text:id="ct105553163226112">
          <text:deletion>
            <office:change-info>
              <dc:creator>Bob Jacobsen</dc:creator>
              <dc:date>2023-11-05T16:24:11</dc:date>
            </office:change-info>
            <text:p text:style-name="Standard">I </text:p>
          </text:deletion>
        </text:changed-region>
        <text:changed-region xml:id="ct105553163230912" text:id="ct105553163230912">
          <text:deletion>
            <office:change-info>
              <dc:creator>Paul Willmott</dc:creator>
              <dc:date>2024-04-04T14:21:00</dc:date>
            </office:change-info>
            <text:p text:style-name="Standard"/>
            <text:p text:style-name="Standard"/>
          </text:deletion>
        </text:changed-region>
        <text:changed-region xml:id="ct105553163224960" text:id="ct105553163224960">
          <text:deletion>
            <office:change-info>
              <dc:creator>Paul Willmott</dc:creator>
              <dc:date>2024-04-04T14:20:00</dc:date>
            </office:change-info>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9">Name</text:p>
                </table:table-cell>
                <table:table-cell table:style-name="Table2.A1" office:value-type="string">
                  <text:p text:style-name="P42">Simple Node </text:p>
                </table:table-cell>
                <table:table-cell table:style-name="Table2.A1" office:value-type="string">
                  <text:p text:style-name="P39">Dest ID</text:p>
                </table:table-cell>
                <table:table-cell table:style-name="Table2.A1" office:value-type="string">
                  <text:p text:style-name="P39">Event ID</text:p>
                </table:table-cell>
                <table:table-cell table:style-name="Table2.A1" office:value-type="string">
                  <text:p text:style-name="P39">Common MTI</text:p>
                </table:table-cell>
                <table:table-cell table:style-name="Table2.F1" office:value-type="string">
                  <text:p text:style-name="P39">Data Content</text:p>
                </table:table-cell>
              </table:table-row>
              <table:table-row>
                <table:table-cell table:style-name="Table2.A2" office:value-type="string">
                  <text:p text:style-name="P40">Identify Consumer</text:p>
                </table:table-cell>
                <table:table-cell table:style-name="Table2.A2" office:value-type="string">
                  <text:p text:style-name="P41">Y</text:p>
                </table:table-cell>
                <table:table-cell table:style-name="Table2.A2" office:value-type="string">
                  <text:p text:style-name="P41">N</text:p>
                </table:table-cell>
                <table:table-cell table:style-name="Table2.A2" office:value-type="string">
                  <text:p text:style-name="P41">Y</text:p>
                </table:table-cell>
                <table:table-cell table:style-name="Table2.A2" office:value-type="string">
                  <text:p text:style-name="P41">0x08F4</text:p>
                </table:table-cell>
                <table:table-cell table:style-name="Table2.F2" office:value-type="string">
                  <text:p text:style-name="P4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9">Name</text:p>
                </table:table-cell>
                <table:table-cell table:style-name="Table4.A1" office:value-type="string">
                  <text:p text:style-name="P42">Simple Node </text:p>
                </table:table-cell>
                <table:table-cell table:style-name="Table4.A1" office:value-type="string">
                  <text:p text:style-name="P39">Dest ID</text:p>
                </table:table-cell>
                <table:table-cell table:style-name="Table4.A1" office:value-type="string">
                  <text:p text:style-name="P39">Event ID</text:p>
                </table:table-cell>
                <table:table-cell table:style-name="Table4.A1" office:value-type="string">
                  <text:p text:style-name="P39">Common MTI</text:p>
                </table:table-cell>
                <table:table-cell table:style-name="Table4.F1" office:value-type="string">
                  <text:p text:style-name="P39">Data Content</text:p>
                </table:table-cell>
              </table:table-row>
              <table:table-row>
                <table:table-cell table:style-name="Table4.A2" office:value-type="string">
                  <text:p text:style-name="P40">Consumer Identified</text:p>
                </table:table-cell>
                <table:table-cell table:style-name="Table4.A2" office:value-type="string">
                  <text:p text:style-name="P41">N</text:p>
                </table:table-cell>
                <table:table-cell table:style-name="Table4.A2" office:value-type="string">
                  <text:p text:style-name="P41">N</text:p>
                </table:table-cell>
                <table:table-cell table:style-name="Table4.A2" office:value-type="string">
                  <text:p text:style-name="P41">Y</text:p>
                </table:table-cell>
                <table:table-cell table:style-name="Table4.A2" office:value-type="string">
                  <text:p text:style-name="P40">0x04C4 – Valid<text:line-break/>0x04C5 – Invalid<text:line-break/>0x04C7 – Unknown</text:p>
                </table:table-cell>
                <table:table-cell table:style-name="Table4.F2" office:value-type="string">
                  <text:p text:style-name="P41">Event ID</text:p>
                </table:table-cell>
              </table:table-row>
            </table:table>
            <text:p text:style-name="Standard"/>
            <text:p text:style-name="Standard">This message has three sub-forms, which carry the status of the identified consumer. <text:s/>They are, respectively:</text:p>
            <text:list xml:id="list7274575256995994171" text:style-name="L1">
              <text:list-item>
                <text:p text:style-name="P3">Currently valid – the internal state of the consumer &amp; associated devices is known to be the same as if this was the last event consumed</text:p>
              </text:list-item>
              <text:list-item>
                <text:p text:style-name="P3">Currently invalid – the internal state of the consumer &amp; associated devices is known to not be the same as if this was the last event consumed</text:p>
              </text:list-item>
              <text:list-item>
                <text:p text:style-name="P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9">Name</text:p>
                </table:table-cell>
                <table:table-cell table:style-name="Table5.A1" office:value-type="string">
                  <text:p text:style-name="P42">Simple Node </text:p>
                </table:table-cell>
                <table:table-cell table:style-name="Table5.A1" office:value-type="string">
                  <text:p text:style-name="P39">Dest ID</text:p>
                </table:table-cell>
                <table:table-cell table:style-name="Table5.A1" office:value-type="string">
                  <text:p text:style-name="P39">Event ID</text:p>
                </table:table-cell>
                <table:table-cell table:style-name="Table5.A1" office:value-type="string">
                  <text:p text:style-name="P39">Common MTI</text:p>
                </table:table-cell>
                <table:table-cell table:style-name="Table5.F1" office:value-type="string">
                  <text:p text:style-name="P39">Data Content</text:p>
                </table:table-cell>
              </table:table-row>
              <table:table-row>
                <table:table-cell table:style-name="Table5.A2" office:value-type="string">
                  <text:p text:style-name="P40">Consumer Range Identified</text:p>
                </table:table-cell>
                <table:table-cell table:style-name="Table5.A2" office:value-type="string">
                  <text:p text:style-name="P41">N</text:p>
                </table:table-cell>
                <table:table-cell table:style-name="Table5.A2" office:value-type="string">
                  <text:p text:style-name="P41">N</text:p>
                </table:table-cell>
                <table:table-cell table:style-name="Table5.A2" office:value-type="string">
                  <text:p text:style-name="P41">Y</text:p>
                </table:table-cell>
                <table:table-cell table:style-name="Table5.A2" office:value-type="string">
                  <text:p text:style-name="P41">0x04A4</text:p>
                </table:table-cell>
                <table:table-cell table:style-name="Table5.F2" office:value-type="string">
                  <text:p text:style-name="P26"><text:span text:style-name="T1">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9">Name</text:p>
                </table:table-cell>
                <table:table-cell table:style-name="Table6.A1" office:value-type="string">
                  <text:p text:style-name="P42">Simple Node </text:p>
                </table:table-cell>
                <table:table-cell table:style-name="Table6.A1" office:value-type="string">
                  <text:p text:style-name="P39">Dest ID</text:p>
                </table:table-cell>
                <table:table-cell table:style-name="Table6.A1" office:value-type="string">
                  <text:p text:style-name="P39">Event ID</text:p>
                </table:table-cell>
                <table:table-cell table:style-name="Table6.A1" office:value-type="string">
                  <text:p text:style-name="P39">Common MTI</text:p>
                </table:table-cell>
                <table:table-cell table:style-name="Table6.F1" office:value-type="string">
                  <text:p text:style-name="P39">Data Content</text:p>
                </table:table-cell>
              </table:table-row>
              <table:table-row>
                <table:table-cell table:style-name="Table6.A2" office:value-type="string">
                  <text:p text:style-name="P40">Identify Producer</text:p>
                </table:table-cell>
                <table:table-cell table:style-name="Table6.A2" office:value-type="string">
                  <text:p text:style-name="P41">Y</text:p>
                </table:table-cell>
                <table:table-cell table:style-name="Table6.A2" office:value-type="string">
                  <text:p text:style-name="P41">N</text:p>
                </table:table-cell>
                <table:table-cell table:style-name="Table6.A2" office:value-type="string">
                  <text:p text:style-name="P41">Y</text:p>
                </table:table-cell>
                <table:table-cell table:style-name="Table6.A2" office:value-type="string">
                  <text:p text:style-name="P41">0x0914</text:p>
                </table:table-cell>
                <table:table-cell table:style-name="Table6.F2" office:value-type="string">
                  <text:p text:style-name="P4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9">Name</text:p>
                </table:table-cell>
                <table:table-cell table:style-name="Table7.A1" office:value-type="string">
                  <text:p text:style-name="P42">Simple Node </text:p>
                </table:table-cell>
                <table:table-cell table:style-name="Table7.A1" office:value-type="string">
                  <text:p text:style-name="P39">Dest ID</text:p>
                </table:table-cell>
                <table:table-cell table:style-name="Table7.A1" office:value-type="string">
                  <text:p text:style-name="P39">Event ID</text:p>
                </table:table-cell>
                <table:table-cell table:style-name="Table7.A1" office:value-type="string">
                  <text:p text:style-name="P39">Common MTI</text:p>
                </table:table-cell>
                <table:table-cell table:style-name="Table7.F1" office:value-type="string">
                  <text:p text:style-name="P39">Data Content</text:p>
                </table:table-cell>
              </table:table-row>
              <table:table-row>
                <table:table-cell table:style-name="Table7.A2" office:value-type="string">
                  <text:p text:style-name="P40">Producer Identified</text:p>
                </table:table-cell>
                <table:table-cell table:style-name="Table7.A2" office:value-type="string">
                  <text:p text:style-name="P41">N</text:p>
                </table:table-cell>
                <table:table-cell table:style-name="Table7.A2" office:value-type="string">
                  <text:p text:style-name="P41">N</text:p>
                </table:table-cell>
                <table:table-cell table:style-name="Table7.A2" office:value-type="string">
                  <text:p text:style-name="P41">Y</text:p>
                </table:table-cell>
                <table:table-cell table:style-name="Table7.A2" office:value-type="string">
                  <text:p text:style-name="P40">0x0544 – Valid<text:line-break/>0x0545 – Invalid<text:line-break/>0x0547-- Unknown</text:p>
                </table:table-cell>
                <table:table-cell table:style-name="Table7.F2" office:value-type="string">
                  <text:p text:style-name="P41">Event ID</text:p>
                </table:table-cell>
              </table:table-row>
            </table:table>
            <text:p text:style-name="Standard"/>
            <text:p text:style-name="Standard">This message has three sub-forms, which carry the status of the identified producer. <text:s/>They are, respectively:</text:p>
            <text:list xml:id="list630171262" text:continue-numbering="true" text:style-name="L1">
              <text:list-item>
                <text:p text:style-name="P3">Currently valid – the internal state of the producer &amp; associated devices is known to be that which would cause them to produce the event</text:p>
              </text:list-item>
              <text:list-item>
                <text:p text:style-name="P3">Currently invalid – the internal state of the producer &amp; associated devices is known to not be the same as that which would cause them to produce the event</text:p>
              </text:list-item>
              <text:list-item>
                <text:p text:style-name="P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9">Name</text:p>
                </table:table-cell>
                <table:table-cell table:style-name="Table8.A1" office:value-type="string">
                  <text:p text:style-name="P42">Simple Node </text:p>
                </table:table-cell>
                <table:table-cell table:style-name="Table8.A1" office:value-type="string">
                  <text:p text:style-name="P39">Dest ID</text:p>
                </table:table-cell>
                <table:table-cell table:style-name="Table8.A1" office:value-type="string">
                  <text:p text:style-name="P39">Event ID</text:p>
                </table:table-cell>
                <table:table-cell table:style-name="Table8.A1" office:value-type="string">
                  <text:p text:style-name="P39">Common</text:p>
                  <text:p text:style-name="P39">MTI</text:p>
                </table:table-cell>
                <table:table-cell table:style-name="Table8.F1" office:value-type="string">
                  <text:p text:style-name="P39">Data Content</text:p>
                </table:table-cell>
              </table:table-row>
              <table:table-row>
                <table:table-cell table:style-name="Table8.A2" office:value-type="string">
                  <text:p text:style-name="P40">Producer Identified Range</text:p>
                </table:table-cell>
                <table:table-cell table:style-name="Table8.A2" office:value-type="string">
                  <text:p text:style-name="P41">N</text:p>
                </table:table-cell>
                <table:table-cell table:style-name="Table8.A2" office:value-type="string">
                  <text:p text:style-name="P41">N</text:p>
                </table:table-cell>
                <table:table-cell table:style-name="Table8.A2" office:value-type="string">
                  <text:p text:style-name="P41">Y</text:p>
                </table:table-cell>
                <table:table-cell table:style-name="Table8.A2" office:value-type="string">
                  <text:p text:style-name="P41">0x0524</text:p>
                </table:table-cell>
                <table:table-cell table:style-name="Table8.F2" office:value-type="string">
                  <text:p text:style-name="P26"><text:span text:style-name="T1">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9">Name</text:p>
                </table:table-cell>
                <table:table-cell table:style-name="Table9.A1" office:value-type="string">
                  <text:p text:style-name="P42">Simple Node </text:p>
                </table:table-cell>
                <table:table-cell table:style-name="Table9.A1" office:value-type="string">
                  <text:p text:style-name="P39">Dest ID</text:p>
                </table:table-cell>
                <table:table-cell table:style-name="Table9.A1" office:value-type="string">
                  <text:p text:style-name="P39">Event ID</text:p>
                </table:table-cell>
                <table:table-cell table:style-name="Table9.A1" office:value-type="string">
                  <text:p text:style-name="P39">Common</text:p>
                  <text:p text:style-name="P39">MTI</text:p>
                </table:table-cell>
                <table:table-cell table:style-name="Table9.F1" office:value-type="string">
                  <text:p text:style-name="P39">Data Content</text:p>
                </table:table-cell>
              </table:table-row>
              <table:table-row>
                <table:table-cell table:style-name="Table9.A2" table:number-rows-spanned="2" office:value-type="string">
                  <text:p text:style-name="P40">Identify Events</text:p>
                </table:table-cell>
                <table:table-cell table:style-name="Table9.A2" office:value-type="string">
                  <text:p text:style-name="P41">Y</text:p>
                </table:table-cell>
                <table:table-cell table:style-name="Table9.A2" office:value-type="string">
                  <text:p text:style-name="P41">N</text:p>
                </table:table-cell>
                <table:table-cell table:style-name="Table9.A2" office:value-type="string">
                  <text:p text:style-name="P41">N</text:p>
                </table:table-cell>
                <table:table-cell table:style-name="Table9.A2" office:value-type="string">
                  <text:p text:style-name="P41">0x0970</text:p>
                </table:table-cell>
                <table:table-cell table:style-name="Table9.F2" office:value-type="string">
                  <text:p text:style-name="P41"/>
                </table:table-cell>
              </table:table-row>
              <table:table-row>
                <table:covered-table-cell/>
                <table:table-cell table:style-name="Table9.A2" office:value-type="string">
                  <text:p text:style-name="P41">N</text:p>
                </table:table-cell>
                <table:table-cell table:style-name="Table9.A2" office:value-type="string">
                  <text:p text:style-name="P41">Y</text:p>
                </table:table-cell>
                <table:table-cell table:style-name="Table9.A2" office:value-type="string">
                  <text:p text:style-name="P41">N</text:p>
                </table:table-cell>
                <table:table-cell table:style-name="Table9.A2" office:value-type="string">
                  <text:p text:style-name="P41">0x0968</text:p>
                </table:table-cell>
                <table:table-cell table:style-name="Table9.F2" office:value-type="string">
                  <text:p text:style-name="P4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39">Name</text:p>
                </table:table-cell>
                <table:table-cell table:style-name="Table11.A1" office:value-type="string">
                  <text:p text:style-name="P42">Simple Node </text:p>
                </table:table-cell>
                <table:table-cell table:style-name="Table11.A1" office:value-type="string">
                  <text:p text:style-name="P39">Dest ID</text:p>
                </table:table-cell>
                <table:table-cell table:style-name="Table11.A1" office:value-type="string">
                  <text:p text:style-name="P39">Event ID</text:p>
                </table:table-cell>
                <table:table-cell table:style-name="Table11.A1" office:value-type="string">
                  <text:p text:style-name="P39">Common</text:p>
                  <text:p text:style-name="P39">MTI</text:p>
                </table:table-cell>
                <table:table-cell table:style-name="Table11.F1" office:value-type="string">
                  <text:p text:style-name="P39">Data Content</text:p>
                </table:table-cell>
              </table:table-row>
              <table:table-row>
                <table:table-cell table:style-name="Table11.A2" office:value-type="string">
                  <text:p text:style-name="P40">Learn Event</text:p>
                </table:table-cell>
                <table:table-cell table:style-name="Table11.A2" office:value-type="string">
                  <text:p text:style-name="P41">Y</text:p>
                </table:table-cell>
                <table:table-cell table:style-name="Table11.A2" office:value-type="string">
                  <text:p text:style-name="P41">N</text:p>
                </table:table-cell>
                <table:table-cell table:style-name="Table11.A2" office:value-type="string">
                  <text:p text:style-name="P41">Y</text:p>
                </table:table-cell>
                <table:table-cell table:style-name="Table11.A2" office:value-type="string">
                  <text:p text:style-name="P41">0x0594</text:p>
                </table:table-cell>
                <table:table-cell table:style-name="Table11.F2" office:value-type="string">
                  <text:p text:style-name="P27">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60637869786160410" text:style-name="L2">
              <text:list-item>
                <text:p text:style-name="P4">The producer or consumer sends a Producer Identified or Consumer Identified, respectively, message containing the Event ID.</text:p>
              </text:list-item>
              <text:list-item>
                <text:p text:style-name="P4">The producer or consumer sends a Producer Range Identified or Consumer Range Identified, respectively, message where the indicated range contains the Event ID.</text:p>
              </text:list-item>
              <text:list-item>
                <text:p text:style-name="P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he <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1">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and optional payloa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1">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1">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1">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1">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other than the Producer/Consumer Event Report message. The other messages are formatted on CAN transport as defined for generic addressed messages in the OpenLCB Message Network Standard. </text:p>
            <text:p text:style-name="Standard">When the Producer/Consumer Event Report message has only the Event ID and no additional payload, it is sent as a single frame with the 0x05B4 MTI documented above.</text:p>
            <text:p text:style-name="Standard">When a Producer/Consumer Event Report message contains an additional payload, it is send as multiple frames:</text:p>
            <text:list xml:id="list1014914230949824204" text:style-name="L3">
              <text:list-item>
                <text:p text:style-name="P5">The Event ID is sent in a CAN frame formatted with the MTI 0x05B7</text:p>
              </text:list-item>
              <text:list-item>
                <text:p text:style-name="P5">If there are more than eight bytes of payload, one or more CAN frames carrying eight sequential bytes of the payload are sent with MTI 0x05B6. <text:s/>Note that these must carry exactly eight bytes of payload.</text:p>
              </text:list-item>
              <text:list-item>
                <text:p text:style-name="P5">The final one to eight bytes are sent in a CAN frame with MTI 0x05B5.</text:p>
              </text:list-item>
            </text:list>
            <text:p text:style-name="P6">The CAN frames making up a single Producer/Consumer Event Report message with payload must be sent together, with no intervening lower priority frames. <text:s/>This includes a Producer/Consumer Event Report message without payload (MTI 0x5b4).</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Introduction (Informative)</text:h>
      <text:p text:style-name="Standard"><text:change-start text:change-id="ct105553163262720"/>This technical note contains informative discussion and background for the corresponding “OpenLCB LocoNet Gateway Protocol Standard”. This explanation is not normative in any way.</text:p>
      <text:p text:style-name="Standard">The OpenLCB LocoNet Gateway Protocol Standard is intended for use by OpenLCB application nodes that require more extensive interaction with LocoNet than can be provided by a simple message translation LocoNet hardware gateway nodes. In this context the OpenLCB network is a transport mechanism for the LocoNet messages. It allows the host computer of an OpenLCB application node to have a single connection to the OpenLCB network, and the OpenLCB application node to have full access to all the capabilities of LocoNet via one or more LocoNet Gateway nodes connected to the OpenLCB network.</text:p>
      <text:p text:style-name="Standard"><text:change-end text:change-id="ct105553163262720"/><text:change text:change-id="ct105553163264832"/><text:change text:change-id="ct105553163264640"/><text:change text:change-id="ct105553163264448"/><text:change text:change-id="ct105553163264256"/><text:change text:change-id="ct105553163264064"/><text:change text:change-id="ct105553163263872"/><text:change text:change-id="ct105553163263296"/><text:change text:change-id="ct105553163263680"/><text:change text:change-id="ct105553163262912"/><text:change text:change-id="ct105553163263488"/><text:change text:change-id="ct105553163263104"/><text:change-start text:change-id="ct105553163265024"/>Loco<text:change-end text:change-id="ct105553163265024"/><text:change-start text:change-id="ct105553163265216"/>Net is a registered trademark of Digitrax, Inc., Panama City, Florida, USA.<text:change-end text:change-id="ct105553163265216"/><text:change-start text:change-id="ct105553163265408"/></text:p>
      <text:h text:style-name="Heading_20_2" text:outline-level="2">Served Use Cases</text:h>
      <text:list xml:id="list6938368439860961212" text:style-name="L4">
        <text:list-item>
          <text:p text:style-name="P22">Virtual LocoNet Command Station</text:p>
          <text:p text:style-name="P22">An OpenLCB application node implements a virtual LocoNet command station. A LocoNet throttle connected to a stand-alone LocoNet segment can control OpenLCB train nodes. The virtual command station translates the commands sent by the throttle into OpenLCB traction control commands, and <text:span text:style-name="T3">vice versa</text:span>.</text:p>
        </text:list-item>
        <text:list-item>
          <text:p text:style-name="P22">Virtual OpenLCB Train Nodes</text:p>
        </text:list-item>
      </text:list>
      <text:p text:style-name="P16">An OpenLCB application node implements virtual OpenLCB train nodes for trains controlled by a physical LocoNet command station. This allows OpenLCB throttles to control trains on a LocoNet segment as if they were native OpenLCB train nodes. The virtual train node translates the OpenLCB traction and train search commands into LocoNet messages.</text:p>
      <text:list xml:id="list888057849" text:continue-numbering="true" text:style-name="L4">
        <text:list-item>
          <text:p text:style-name="P22">Virtual OpenLCB Nodes for LocoNet devices</text:p>
        </text:list-item>
      </text:list>
      <text:p text:style-name="P16">An OpenLCB application node implements virtual OpenLCB nodes that provide wrappers for devices that are connected to a LocoNet segment. The wrapper makes the LocoNet device appear to be a native OpenLCB node. Translating OpenLCB Producer/Consumer Event Report messages into LocoNet messages and <text:span text:style-name="T3">vice versa</text:span>. Such nodes may also implement OpenLCB Location Services events for train identification and location detection.</text:p>
      <text:list xml:id="list1565925912" text:continue-numbering="true" text:style-name="L4">
        <text:list-item>
          <text:p text:style-name="P22"><text:change-end text:change-id="ct105553163265408"/><text:change-start text:change-id="ct105553163266368"/>Configuration Tool<text:change-end text:change-id="ct105553163266368"/><text:change-start text:change-id="ct105553163265984"/></text:p>
        </text:list-item>
      </text:list>
      <text:p text:style-name="P16"><text:soft-page-break/>An OpenLCB <text:change-end text:change-id="ct105553163265984"/><text:change-start text:change-id="ct105553163266176"/>application <text:change-end text:change-id="ct105553163266176"/><text:change-start text:change-id="ct105553163265600"/>node implements virtual OpenLCB nodes that <text:change-end text:change-id="ct105553163265600"/><text:change-start text:change-id="ct105553163265792"/>allow an OpenLCB Conf<text:change-end text:change-id="ct105553163265792"/><text:change-start text:change-id="ct105553163266560"/>iguration Tool to configure a device connected to a LocoNet segment in the same way as a native OpenLCB node.<text:change-end text:change-id="ct105553163266560"/><text:change-start text:change-id="ct105553163266752"/> The virtual node would implement the necessary CDI and translation of OpenLCB memory configuration commands into<text:change-end text:change-id="ct105553163266752"/><text:change-start text:change-id="ct105553163266944"/> the necessary LocoNet messages.<text:change-end text:change-id="ct105553163266944"/><text:change-start text:change-id="ct105553163267136"/></text:p>
      <text:h text:style-name="P31" text:outline-level="2">Un-Served Use Cases</text:h>
      <text:p text:style-name="P16">There is anecdotal evidence to suggest that some LocoNet devices also use the LocoNet bus to transport messages that do not conform to the LocoNet message format as defined in the LocoNet Specification. Any such messages are out of scope of this protocol and no provision has been provided to support them.<text:change-end text:change-id="ct105553163267136"/></text:p>
      <text:h text:style-name="Heading_20_1" text:outline-level="1"><text:change-start text:change-id="ct105553163267712"/>Annotations to the Standard</text:h>
      <text:h text:style-name="Heading_20_2" text:outline-level="2"><text:change-end text:change-id="ct105553163267712"/><text:change text:change-id="ct105553163267520"/><text:change-start text:change-id="ct105553163267328"/>Introduction<text:change-end text:change-id="ct105553163267328"/></text:h>
      <text:p text:style-name="Standard"><text:change text:change-id="ct105553163268480"/><text:change text:change-id="ct105553163267904"/><text:change text:change-id="ct105553163268096"/><text:change text:change-id="ct105553163268288"/><text:s/><text:change text:change-id="ct105553163268672"/><text:change-start text:change-id="ct105553163268864"/>Note that this section of the Standard is informative, not n<text:change-end text:change-id="ct105553163268864"/><text:change-start text:change-id="ct105553163269056"/>ormative.</text:p>
      <text:h text:style-name="Heading_20_2" text:outline-level="2">Intended Use</text:h>
      <text:p text:style-name="Standard"><text:s/>Note that this section of the Standard is informative, not normative.<text:change-end text:change-id="ct105553163269056"/><text:change-start text:change-id="ct105553163269248"/></text:p>
      <text:h text:style-name="Heading_20_2" text:outline-level="2">References and Context</text:h>
      <text:p text:style-name="Standard"><text:s/><text:change-end text:change-id="ct105553163269248"/><text:change-start text:change-id="ct105553163269824"/>The LocoNet Specification is the only publicly available document that specifies the LocoNet message format and the details of some basic LocoNet messages<text:change-end text:change-id="ct105553163269824"/><text:change-start text:change-id="ct105553163269440"/>. It is known that there are many more LocoNet message types than those detailed in the LocoNet Specification. <text:change-end text:change-id="ct105553163269440"/><text:change-start text:change-id="ct105553163270208"/>The OpenLCB LocoNet Gateway Protocol does not require an OpenLCB LocoNet Gateway node to understand the internal format or function of any message that it transports between a LocoNet segment and the OpenLCB network beyond the basic LocoNet message format as defined in the LocoNet Specification.<text:change-end text:change-id="ct105553163270208"/><text:change-start text:change-id="ct105553163269632"/></text:p>
      <text:h text:style-name="Heading_20_2" text:outline-level="2">Messages<text:change-end text:change-id="ct105553163269632"/><text:change-start text:change-id="ct105553163270016"/></text:h>
      <text:h text:style-name="Heading_20_3" text:outline-level="3">Definitions</text:h>
      <text:p text:style-name="Standard">A Valid LocoNet Message consists of an opcode byte, zero or more data bytes, followed by a valid checksum byte. The most significant bit (d7) of each byte is the opcode flag. If the opcode flag is 1, then the byte is an opcode byte. The opcode byte is the first byte of a LocoNet message. The opcode flag is 0 for all other bytes in the message including the checksum. The opcode flag may be used <text:change-end text:change-id="ct105553163270016"/><text:change-start text:change-id="ct105553162837504"/>to synchronize<text:change-end text:change-id="ct105553162837504"/><text:change-start text:change-id="ct105553162837312"/> and detect the start of LocoNet messages. The checksum is calculated as the 1's complement of the byte wise exclusive or of all the bytes in the message except the checksum. The length of the message may be determined by examining bits d6 and d5 of the opcode byte and/or the second byte of the message. See the “Message Format” section of the LocoNet Specification for full details of the LocoNet message format. </text:p>
      <text:h text:style-name="Heading_20_3" text:outline-level="3">Defined Event IDs</text:h>
      <text:p text:style-name="Standard">After initialization a LocoNet Gateway node should send a Producer Range Identified message with an <text:s/>Event ID Range of 0x01 0x81 0x00 0x00 0x00 0x00 0x00 0x00.</text:p>
      <text:h text:style-name="Heading_20_3" text:outline-level="3"><text:s/>Generic Error Handling</text:h>
      <text:p text:style-name="Standard"><text:change-end text:change-id="ct105553162837312"/><text:change-start text:change-id="ct105553163271168"/>Nothing to add to the Standard.<text:change-end text:change-id="ct105553163271168"/><text:change-start text:change-id="ct105553163270784"/></text:p>
      <text:h text:style-name="Heading_20_3" text:outline-level="3"><text:soft-page-break/>Transporting Messages from LocoNet to the OpenLCB network</text:h>
      <text:p text:style-name="Standard"><text:change-end text:change-id="ct105553163270784"/><text:change-start text:change-id="ct105553163270976"/>Nodes receiving LocoNet Message Received events may quickly determine if they are <text:change-end text:change-id="ct105553163270976"/><text:change-start text:change-id="ct105553163270400"/>interested in them by examining the first two bytes of the space reserved for the Event ID and disc<text:change-end text:change-id="ct105553163270400"/><text:change-start text:change-id="ct105553163270592"/>ard the message if they are not. The OpenLCB LocoNet Gateway Protocol uses the rest of the space in the PCER message reserved for the Event ID to carry either the whole or a portion of a LocoNet message. <text:change-end text:change-id="ct105553163270592"/><text:change-start text:change-id="ct105553153957952"/>OpenLCB n<text:change-end text:change-id="ct105553153957952"/><text:change-start text:change-id="ct105553163271552"/>odes expect the space reserved for the Event ID to contain 8 bytes<text:change-end text:change-id="ct105553163271552"/><text:change-start text:change-id="ct105553163271744"/>. If a LocoNet message is less than 8 bytes long then it must be padded <text:change-end text:change-id="ct105553163271744"/><text:change-start text:change-id="ct105553163271936"/>up to the required 8 bytes. The value of 0xFF was chosen as this is an invalid value for <text:change-end text:change-id="ct105553163271936"/><text:change-start text:change-id="ct105553163239424"/>a LocoNet message byte in any position other than the first byte of the message.<text:change-end text:change-id="ct105553163239424"/><text:change-start text:change-id="ct105553153695424"/> <text:change-end text:change-id="ct105553153695424"/><text:change-start text:change-id="ct105553162596736"/>Most common LocoNet messages will fit within the Event ID space and not require the use of PCER with payload.<text:change-end text:change-id="ct105553162596736"/><text:change-start text:change-id="ct105553163232832"/></text:p>
      <text:p text:style-name="Standard"><text:change-end text:change-id="ct105553163232832"/><text:change-start text:change-id="ct105553163225152"/>Encoding <text:change-end text:change-id="ct105553163225152"/><text:change-start text:change-id="ct105553163214720"/>Example #1</text:p>
      <text:p text:style-name="Standard">The LocoNet message 0x83 0x7C is encoded as follows:</text:p>
      <text:p text:style-name="Standard">Event ID:<text:tab/>0x01 0x81 0x83 0x7C 0xFF 0xFF 0xFF 0xFF</text:p>
      <text:p text:style-name="Standard">Payload:<text:tab/>None</text:p>
      <text:p text:style-name="Standard">Encoding Example #2</text:p>
      <text:p text:style-name="Standard">The LocoNet message 0xE7 0x0E 0x7F 0x00 0x0B 0x38 0x42 0x47 0x01 0x00 0x00 0x1C 0x3E 0x7C is encoded as follows:</text:p>
      <text:p text:style-name="Standard">Event ID:<text:tab/>0x01 0x81 0xE7 0x0E 0x7F 0x00 0x0B 0x38</text:p>
      <text:p text:style-name="Standard">Payload:<text:tab/>0x42 0x47 0x01 0x00 0x00 0x1C 0x3E 0x7C</text:p>
      <text:p text:style-name="Standard"><text:change-end text:change-id="ct105553163214720"/><text:change-start text:change-id="ct105553163222400"/>If there are multiple LocoNet Gateway nodes attached to the OpenLCB network then an OpenLCB node can determine which LocoNet segment the message originated from by examining the source node ID of the Producer/Consumer Event Report. <text:change-end text:change-id="ct105553163222400"/><text:change-start text:change-id="ct105553163213952"/></text:p>
      <text:h text:style-name="Heading_20_3" text:outline-level="3">Transporting Messages from an OpenLCB node to LocoNet</text:h>
      <text:p text:style-name="Standard">The LocoNet Gateway node may buffer the LocoNet messages received along with the <text:s/>node ID of the message sender before actual transmission to the LocoNet segment. After the message is actually sent to the LocoNet segment the LocoNet Gateway node will reply to the sender node with either a Send LocoNet Message Reply or a Send LocoNet Message Reply Failure datagram depending upon the success or failure of the transmission. </text:p>
      <text:p text:style-name="Standard">The LocoNet Standard states that “...that a typical LocoNet implementation allows us to achieve about 98% of network traffic capacity with less than 1% collision”. That still allows for collisions, and so it was decided to require collision detection within this protocol. The Standard is silent on how to implement collision detection, but as all messages sent to the LocoNet bus by a device are also received by the device from the bus, one method of determining if a message was successfully transmitted to the LocoNet segment is to compare the messages received after a message is sent, within a timeout, <text:s/>with the message sent and check if one of messages received matches. If none match then the transmission failed. If no message is received within the timeout period then the transmission can also be determined to have failed.<text:change-end text:change-id="ct105553163213952"/><text:change-start text:change-id="ct105553163217984"/></text:p>
      <text:h text:style-name="Heading_20_3" text:outline-level="3">Send LocoNet Message Complete in Datagram Command</text:h>
      <text:p text:style-name="Standard">The majority of the LocoNet messages are short and will fit within one datagram. </text:p>
      <text:h text:style-name="Heading_20_3" text:outline-level="3"><text:soft-page-break/>Send LocoNet Message First Part Command</text:h>
      <text:p text:style-name="Standard">A Valid LocoNet Message could be up to 127 bytes long. It has been reported that some LocoNet devices do indeed use the full 127 bytes for data transfer purposes. </text:p>
      <text:h text:style-name="Heading_20_3" text:outline-level="3">Send LocoNet Message Final Part Command</text:h>
      <text:p text:style-name="Standard">See Section 2.4.7.</text:p>
      <text:h text:style-name="Heading_20_3" text:outline-level="3">Send LocoNet Message Reply</text:h>
      <text:p text:style-name="Standard">Nothing to add to the Standard.</text:p>
      <text:h text:style-name="P32" text:outline-level="3">Send LocoNet Message Reply Failure</text:h>
      <text:p text:style-name="Standard">Nothing to add to the Standard.</text:p>
      <text:h text:style-name="Heading_20_2" text:outline-level="2">LocoNet Gateway Identification</text:h>
      <text:p text:style-name="Standard">Nothing to add to the Standard.</text:p>
      <text:p text:style-name="P1"><text:change-end text:change-id="ct105553163217984"/><text:change text:change-id="ct105553163368512"/><text:change text:change-id="ct105553163386432"/><text:change text:change-id="ct105553163222208"/><text:change text:change-id="ct105553163219136"/><text:change text:change-id="ct105553163220288"/><text:change text:change-id="ct105553163215488"/><text:change text:change-id="ct105553163220480"/><text:change text:change-id="ct105553163221248"/><text:change text:change-id="ct105553163221632"/><text:change text:change-id="ct105553163221440"/><text:change-start text:change-id="ct105553163362368"/><text:span text:style-name="T3"/></text:p>
      <text:p text:style-name="P1"><text:change-end text:change-id="ct105553163362368"/></text:p>
      <text:p text:style-name="Standard"><text:change text:change-id="ct105553163321728"/></text:p>
      <text:p text:style-name="Standard"><text:change text:change-id="ct105553163323648"/></text:p>
      <text:p text:style-name="Standard"><text:change text:change-id="ct105553163226112"/><text:change text:change-id="ct105553163230912"/><text:change text:change-id="ct105553163224960"/></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7"><text:s/>1.1 Served Use Cases<text:tab/>1</text:p>
          <text:p text:style-name="P17"><text:s/>1.2 Un-Served Use Cases<text:tab/>2</text:p>
          <text:p text:style-name="P18"><text:s/>2 Annotations to the Standard<text:tab/>2</text:p>
          <text:p text:style-name="P17"><text:s/>2.1 Introduction<text:tab/>2</text:p>
          <text:p text:style-name="P17"><text:s/>2.2 Intended Use<text:tab/>2</text:p>
          <text:p text:style-name="P17"><text:s/>2.3 References and Context<text:tab/>2</text:p>
          <text:p text:style-name="P17"><text:s/>2.4 Messages<text:tab/>2</text:p>
          <text:p text:style-name="P29"><text:s/>2.4.1 Definitions<text:tab/>2</text:p>
          <text:p text:style-name="P29"><text:s/>2.4.2 Defined Event IDs<text:tab/>2</text:p>
          <text:p text:style-name="P29"><text:s/>2.4.3 <text:s/>Generic Error Handling<text:tab/>2</text:p>
          <text:p text:style-name="P29"><text:s/>2.4.4 Transporting Messages from LocoNet to the OpenLCB network<text:tab/>3</text:p>
          <text:p text:style-name="P29"><text:s/>2.4.5 Transporting Messages from an OpenLCB node to LocoNet<text:tab/>3</text:p>
          <text:p text:style-name="P29"><text:s/>2.4.6 Send LocoNet Message Complete in Datagram Command<text:tab/>3</text:p>
          <text:p text:style-name="P29"><text:s/>2.4.7 Send LocoNet Message First Part Command<text:tab/>4</text:p>
          <text:p text:style-name="P29"><text:s/>2.4.8 Send LocoNet Message Final Part Command<text:tab/>4</text:p>
          <text:p text:style-name="P29"><text:s/>2.4.9 Send LocoNet Message Reply<text:tab/>4</text:p>
          <text:p text:style-name="P29"><text:s/>2.4.10 Send LocoNet Message Reply Failure<text:tab/>4</text:p>
          <text:p text:style-name="P17"><text:s/>2.5 LocoNet Gateway Identific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style:font-name="Times New Roman" fo:font-size="1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5" number:automatic-order="true">
      <number:month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tracked-changes>
          <text:changed-region xml:id="ct105553163119488" text:id="ct105553163119488">
            <text:deletion>
              <office:change-info>
                <dc:creator>Paul Willmott</dc:creator>
                <dc:date>2024-04-04T10:29:00</dc:date>
              </office:change-info>
              <text:p text:style-name="MP1">Event Transport</text:p>
            </text:deletion>
          </text:changed-region>
          <text:changed-region xml:id="ct105553163117184" text:id="ct105553163117184">
            <text:insertion>
              <office:change-info>
                <dc:creator>Paul Willmott</dc:creator>
                <dc:date>2024-04-04T10:29:00</dc:date>
              </office:change-info>
            </text:insertion>
          </text:changed-region>
          <text:changed-region xml:id="ct105553163117568" text:id="ct105553163117568">
            <text:deletion>
              <office:change-info>
                <dc:creator>Paul Willmott</dc:creator>
                <dc:date>2024-04-04T10:29:00</dc:date>
              </office:change-info>
              <text:p text:style-name="MP1"><text:s/></text:p>
            </text:deletion>
          </text:changed-region>
          <text:changed-region xml:id="ct105553163116992" text:id="ct105553163116992">
            <text:deletion>
              <office:change-info>
                <dc:creator>Paul Willmott</dc:creator>
                <dc:date>2024-04-07T08:38:00</dc:date>
              </office:change-info>
              <text:p text:style-name="MP1">Standard</text:p>
            </text:deletion>
          </text:changed-region>
          <text:changed-region xml:id="ct105553163119296" text:id="ct105553163119296">
            <text:insertion>
              <office:change-info>
                <dc:creator>Paul Willmott</dc:creator>
                <dc:date>2024-04-07T08:38:00</dc:date>
              </office:change-info>
            </text:insertion>
          </text:changed-region>
        </text:tracked-changes>
        <text:p text:style-name="MP1"><draw:custom-shape text:anchor-type="char" draw:z-index="3" draw:name="PowerPlusWaterMarkObject" draw:style-name="Mgr1" draw:text-style-name="MP3" svg:width="6.9248in" svg:height="2.3594in" draw:transform="skewX (-7.06711280655314E-017) rotate (0.7853981633973)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63119488"/><text:change-start text:change-id="ct105553163117184"/>LocoNet Gateway <text:change-end text:change-id="ct105553163117184"/><text:change text:change-id="ct105553163117568"/><text:change text:change-id="ct105553163116992"/><text:change-start text:change-id="ct105553163119296"/>Protocol Technical Note<text:change-end text:change-id="ct105553163119296"/></text:p>
      </style:header>
      <style:footer>
        <text:tracked-changes>
          <text:changed-region xml:id="ct105553163203136" text:id="ct105553163203136">
            <text:deletion>
              <office:change-info>
                <dc:creator>Paul Willmott</dc:creator>
                <dc:date>2024-04-07T08:37:00</dc:date>
              </office:change-info>
              <text:p text:style-name="MP4"><text:span text:style-name="Page_20_Number"><text:span text:style-name="MT2"><text:user-defined style:data-style-name="N0" text:name="OLCByear">2023</text:user-defined></text:span></text:span></text:p>
            </text:deletion>
          </text:changed-region>
          <text:changed-region xml:id="ct105553163198336" text:id="ct105553163198336">
            <text:insertion>
              <office:change-info>
                <dc:creator>Paul Willmott</dc:creator>
                <dc:date>2024-04-07T08:37:00</dc:date>
              </office:change-info>
            </text:insertion>
          </text:changed-region>
          <text:changed-region xml:id="ct105553163199680" text:id="ct105553163199680">
            <text:deletion>
              <office:change-info>
                <dc:creator>Paul Willmott</dc:creator>
                <dc:date>2024-04-07T07:55:00</dc:date>
              </office:change-info>
              <text:p text:style-name="MP4"><text:span text:style-name="Page_20_Number"><text:span text:style-name="MT2"><text:user-defined style:data-style-name="N0" text:name="OLCBdate">Oct 19, 2023</text:user-defined></text:span></text:span></text:p>
            </text:deletion>
          </text:changed-region>
          <text:changed-region xml:id="ct105553163203520" text:id="ct105553163203520">
            <text:insertion>
              <office:change-info>
                <dc:creator>Paul Willmott</dc:creator>
                <dc:date>2024-04-07T08:37:00</dc:date>
              </office:change-info>
            </text:insertion>
          </text:changed-region>
        </text:tracked-changes>
        <text:p text:style-name="MP4"><text:span text:style-name="Page_20_Number"><text:span text:style-name="MT2">Copyright 2011-</text:span></text:span><text:change text:change-id="ct105553163203136"/><text:change-start text:change-id="ct105553163198336"/><text:span text:style-name="Page_20_Number"><text:span text:style-name="MT2"><text:modification-date style:data-style-name="N116">2024</text:modification-date></text:span></text:span><text:change-end text:change-id="ct105553163198336"/><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5553163199680"/><text:change-start text:change-id="ct105553163203520"/><text:span text:style-name="Page_20_Number"><text:span text:style-name="MT2"><text:modification-date style:data-style-name="N75">Apr 10, 2024</text:modification-date></text:span></text:span><text:change-end text:change-id="ct105553163203520"/></text:p>
      </style:footer>
    </style:master-page>
    <style:master-page style:name="First_20_Page" style:display-name="First Page" style:page-layout-name="Mpm2" style:next-style-name="Standard">
      <style:header>
        <text:tracked-changes>
          <text:changed-region xml:id="ct105553163048000" text:id="ct105553163048000">
            <text:deletion>
              <office:change-info>
                <dc:creator>Paul Willmott</dc:creator>
                <dc:date>2024-04-06T08:34:00</dc:date>
              </office:change-info>
              <text:p text:style-name="MP7">Standard</text:p>
            </text:deletion>
          </text:changed-region>
          <text:changed-region xml:id="ct105553163040832" text:id="ct105553163040832">
            <text:insertion>
              <office:change-info>
                <dc:creator>Paul Willmott</dc:creator>
                <dc:date>2024-04-06T08:34:00</dc:date>
              </office:change-info>
            </text:insertion>
          </text:changed-region>
          <text:changed-region xml:id="ct105553163041024" text:id="ct105553163041024">
            <text:deletion>
              <office:change-info>
                <dc:creator>Paul Willmott</dc:creator>
                <dc:date>2024-04-04T09:32:00</dc:date>
              </office:change-info>
              <text:p text:style-name="MP7">Event Transport</text:p>
            </text:deletion>
          </text:changed-region>
          <text:changed-region xml:id="ct105553162941952" text:id="ct105553162941952">
            <text:insertion>
              <office:change-info>
                <dc:creator>Paul Willmott</dc:creator>
                <dc:date>2024-04-04T09:32:00</dc:date>
              </office:change-info>
            </text:insertion>
          </text:changed-region>
          <text:changed-region xml:id="ct105553163385472" text:id="ct105553163385472">
            <text:deletion>
              <office:change-info>
                <dc:creator>Paul Willmott</dc:creator>
                <dc:date>2024-04-04T09:33:00</dc:date>
              </office:change-info>
              <text:p text:style-name="MP8"><text:user-defined style:data-style-name="N0" text:name="OLCBdate">Oct 19, 2023</text:user-defined></text:p>
            </text:deletion>
          </text:changed-region>
          <text:changed-region xml:id="ct105553163386240" text:id="ct105553163386240">
            <text:insertion>
              <office:change-info>
                <dc:creator>Paul Willmott</dc:creator>
                <dc:date>2024-04-07T08:36: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 text:change-id="ct105553163048000"/><text:change-start text:change-id="ct105553163040832"/>Technical Note<text:change-end text:change-id="ct10555316304083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text:change text:change-id="ct105553163041024"/><text:change-start text:change-id="ct105553162941952"/>LocoNet Gateway Protocol<text:change-end text:change-id="ct1055531629419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 text:change-id="ct105553163385472"/><text:change-start text:change-id="ct105553163386240"/><text:modification-date style:data-style-name="N36">04/10/2024</text:modification-date><text:change-end text:change-id="ct105553163386240"/></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4" draw:name="PowerPlusWaterMarkObject" draw:style-name="Mgr2" draw:text-style-name="MP3" svg:width="6.4996in" svg:height="2.215in" draw:transform="skewX (8.02012498277901E-017) rotate (0.7853981633973) translate (0.16875in 5.40687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63272576" text:id="ct105553163272576">
            <text:deletion>
              <office:change-info>
                <dc:creator>Paul Willmott</dc:creator>
                <dc:date>2024-04-04T10:29: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63274496" text:id="ct105553163274496">
            <text:insertion>
              <office:change-info>
                <dc:creator>Paul Willmott</dc:creator>
                <dc:date>2024-04-04T10:29:00</dc:date>
              </office:change-info>
            </text:insertion>
          </text:changed-region>
          <text:changed-region xml:id="ct105553163287360" text:id="ct105553163287360">
            <text:insertion>
              <office:change-info>
                <dc:creator>Paul Willmott</dc:creator>
                <dc:date>2024-04-07T08:36:00</dc:date>
              </office:change-info>
            </text:insertion>
          </text:changed-region>
          <text:changed-region xml:id="ct105553163287552" text:id="ct105553163287552">
            <text:deletion>
              <office:change-info>
                <dc:creator>Paul Willmott</dc:creator>
                <dc:date>2024-04-04T10:30:00</dc:date>
              </office:change-info>
              <text:p text:style-name="MP4"><text:span text:style-name="Page_20_Number"><text:span text:style-name="MT2"><text:user-defined style:data-style-name="N0" text:name="OLCBdate">Oct 19, 2023</text:user-defined></text:span></text:span></text:p>
            </text:deletion>
          </text:changed-region>
          <text:changed-region xml:id="ct105553163287168" text:id="ct105553163287168">
            <text:insertion>
              <office:change-info>
                <dc:creator>Paul Willmott</dc:creator>
                <dc:date>2024-04-07T08:36:00</dc:date>
              </office:change-info>
            </text:insertion>
          </text:changed-region>
        </text:tracked-changes>
        <text:p text:style-name="MP4"><text:span text:style-name="Page_20_Number"><text:span text:style-name="MT2">Copyright </text:span></text:span><text:change text:change-id="ct105553163272576"/><text:change-start text:change-id="ct105553163274496"/><text:span text:style-name="Page_20_Number"><text:span text:style-name="MT2">20</text:span></text:span><text:change-end text:change-id="ct105553163274496"/><text:change-start text:change-id="ct105553163287360"/><text:span text:style-name="Page_20_Number"><text:span text:style-name="MT2">11-</text:span></text:span><text:span text:style-name="Page_20_Number"><text:span text:style-name="MT2"><text:modification-date style:data-style-name="N116">2024</text:modification-date></text:span></text:span><text:change-end text:change-id="ct105553163287360"/><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5553163287552"/><text:change-start text:change-id="ct105553163287168"/><text:span text:style-name="Page_20_Number"><text:span text:style-name="MT2"><text:modification-date style:data-style-name="N75">Apr 10, 2024</text:modification-date></text:span></text:span><text:change-end text:change-id="ct105553163287168"/></text:p>
      </style:footer>
    </style:master-page>
    <style:master-page style:name="Endnote" style:page-layout-name="Mpm3">
      <style:header>
        <text:p text:style-name="Header"><draw:custom-shape text:anchor-type="char" draw:z-index="5"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6"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7"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8" draw:name="PowerPlusWaterMarkObject" draw:style-name="Mgr3" draw:text-style-name="MP3" svg:width="4.4878in" svg:height="1.5287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9"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10" draw:name="PowerPlusWaterMarkObject" draw:style-name="Mgr4" draw:text-style-name="MP3" svg:width="7.3185in" svg:height="2.4933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3">
      <style:header>
        <text:p text:style-name="Header"><draw:custom-shape text:anchor-type="char" draw:z-index="11"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2"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86</meta:editing-cycles>
    <meta:editing-duration>P5DT15H33M39S</meta:editing-duration>
    <meta:generator>OpenOffice/4.1.14$Unix OpenOffice.org_project/4114m1$Build-9811</meta:generator>
    <dc:date>2024-04-10T12:54:04</dc:date>
    <meta:keyword>Event Transport</meta:keyword>
    <dc:creator>Paul Willmott</dc:creator>
    <meta:document-statistic meta:table-count="13" meta:image-count="1" meta:object-count="0" meta:page-count="5" meta:paragraph-count="314" meta:word-count="4046" meta:character-count="24653"/>
    <meta:user-defined meta:name="OLCBdate">Oct 19, 2023</meta:user-defined>
    <meta:user-defined meta:name="OLCBstatus">Draft</meta:user-defined>
    <meta:user-defined meta:name="OLCByear">2023</meta:user-defined>
  </office:meta>
</office:document-meta>
</file>